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lational Databases with MySQL Week 4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Write 5 stored procedures for the employees database.</text:p>
      <text:p text:style-name="Standard">Write a description of what each stored procedure does and how to use it.</text:p>
      <text:p text:style-name="Standard">Procedures should use constructs you learned about from your research assignment and be more than just queries.</text:p>
      <text:p text:style-name="P3"/>
      <text:p text:style-name="Standard"><text:span text:style-name="T2">Screenshots:</text:span></text:p>
      <text:p text:style-name="P3"><text:s/>if/else: creates the basic conditional statement and returns results based on those conditionals.</text:p>
      <text:p text:style-name="P3"><text:s/>SET: set the data.</text:p>
      <text:p text:style-name="P3"><text:s/>ELESIF: allows you to add to else statement</text:p>
      <text:p text:style-name="P3"><text:soft-page-break/><text:s/>THEN if it meets else if statement it continues to THEN and finishes statement</text:p>
      <text:p text:style-name="P3"/>
      <text:p text:style-name="P3"/>
      <text:p text:style-name="P3">DROP PROCEDURE IF EXIST years_worked;</text:p>
      <text:p text:style-name="P3">DELIMITER !!</text:p>
      <text:p text:style-name="P3"/>
      <text:p text:style-name="P3">CREATE PROCEDURE years_worked(IN employee_number int, OUT years_worked int)</text:p>
      <text:p text:style-name="P3">BEGIN</text:p>
      <text:p text:style-name="P3">DECLARE start_year int;</text:p>
      <text:p text:style-name="P3">DECLARE cur_year int;</text:p>
      <text:p text:style-name="P3"/>
      <text:p text:style-name="P3">SELECT year(e.hire_date), year(e.to_date)</text:p>
      <text:p text:style-name="P3">INTO start_year, cur_year</text:p>
      <text:p text:style-name="P3">FROM employees e </text:p>
      <text:p text:style-name="P3">LIMIT 1;</text:p>
      <text:p text:style-name="P3">IF cur_year = 9999 THEN</text:p>
      <text:p text:style-name="P3">SET cur_year = year(now));</text:p>
      <text:p text:style-name="P3">END IF;</text:p>
      <text:p text:style-name="P3"/>
      <text:p text:style-name="P3"/>
      <text:p text:style-name="P3">SELECT cur_year - start_ year INTO years_worked;</text:p>
      <text:p text:style-name="P3"/>
      <text:p text:style-name="P3">END !!</text:p>
      <text:p text:style-name="P3"/>
      <text:p text:style-name="P3">DELIMITER !!</text:p>
      <text:p text:style-name="P3"/>
      <text:p text:style-name="P3">DECLARE emp_bonus int(5);</text:p>
      <text:p text:style-name="P3"/>
      <text:p text:style-name="P3"><text:soft-page-break/>CALL years_worked(10035, @years);</text:p>
      <text:p text:style-name="P3">SELECT @years;</text:p>
      <text:p text:style-name="P3"/>
      <text:p text:style-name="P3">**********************************************************************************************</text:p>
      <text:p text:style-name="P3"/>
      <text:p text:style-name="P3"/>
      <text:p text:style-name="P3"/>
      <text:p text:style-name="P3">DROP PROCEDURE IF EXIST emp_bonus;</text:p>
      <text:p text:style-name="P3">DELIMITER !!</text:p>
      <text:p text:style-name="P3"/>
      <text:p text:style-name="P3">CREATE PROCEDURE emp_bonus(IN employee_number int,)</text:p>
      <text:p text:style-name="P3"/>
      <text:p text:style-name="P3"/>
      <text:p text:style-name="P3"/>
      <text:p text:style-name="P3">IF @years &gt; 5 THEN</text:p>
      <text:p text:style-name="P3">SET emp_bonus ="5000";</text:p>
      <text:p text:style-name="P3">ELSEIF @years &gt; 10 THEN</text:p>
      <text:p text:style-name="P3">SET emp_bonus ="10000";</text:p>
      <text:p text:style-name="P3">ELSE @years &gt; 20 THEN</text:p>
      <text:p text:style-name="P3">SET emp_bonus ="20000";</text:p>
      <text:p text:style-name="P3">ENDIF;</text:p>
      <text:p text:style-name="P3"/>
      <text:p text:style-name="P3">END!!</text:p>
      <text:p text:style-name="P3"/>
      <text:p text:style-name="P3">DELIMITER !!</text:p>
      <text:p text:style-name="P3"/>
      <text:p text:style-name="P3">CALL emp_bonus(10010);</text:p>
      <text:p text:style-name="P3"/>
      <text:p text:style-name="P3"><text:soft-page-break/>SELECT @years AS years, emp_bonus AS Bonus</text:p>
      <text:p text:style-name="P3">FROM employees e</text:p>
      <text:p text:style-name="P3">e.emp_no = employee_number</text:p>
      <text:p text:style-name="P3">LIMIT 1;</text:p>
      <text:p text:style-name="P3">END!!</text:p>
      <text:p text:style-name="P3"/>
      <text:p text:style-name="P3">DELIMITER;</text:p>
      <text:p text:style-name="P3">Call emp_bonus(10002);</text:p>
      <text:p text:style-name="P3"/>
      <text:p text:style-name="P3"/>
      <text:p text:style-name="P3"/>
      <text:p text:style-name="P3"/>
      <text:p text:style-name="Standard"><text:span text:style-name="T2">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46:00</meta:creation-date>
    <meta:initial-creator>Nick Suwyn</meta:initial-creator>
    <meta:document-statistic meta:table-count="1" meta:image-count="0" meta:object-count="0" meta:page-count="4" meta:paragraph-count="68" meta:word-count="358" meta:character-count="2414"/>
    <dc:date>2021-01-09T17:37:38.10</dc:date>
    <dc:creator>Charles Phillips</dc:creator>
    <meta:generator>OpenOffice/4.1.6$Win32 OpenOffice.org_project/416m1$Build-9790</meta:generator>
  </office:meta>
</office:document-meta>
</file>